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502186245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8.2cm" style:rel-column-width="28283*"/>
    </style:style>
    <style:style style:name="Tableau3.B" style:family="table-column">
      <style:table-column-properties style:column-width="0.33cm" style:rel-column-width="1137*"/>
    </style:style>
    <style:style style:name="Tableau3.C" style:family="table-column">
      <style:table-column-properties style:column-width="10.47cm" style:rel-column-width="36115*"/>
    </style:style>
    <style:style style:name="Tableau3.1" style:family="table-row">
      <style:table-row-properties style:min-row-height="0.773cm"/>
    </style:style>
    <style:style style:name="Tableau3.A1" style:family="table-cell">
      <style:table-cell-properties fo:background-color="transparent" fo:padding="0.3cm" fo:border="none">
        <style:background-image/>
      </style:table-cell-properties>
    </style:style>
    <style:style style:name="Tableau3.B1" style:family="table-cell">
      <style:table-cell-properties fo:padding="0.3cm" fo:border="none"/>
    </style:style>
    <style:style style:name="Tableau3.C1" style:family="table-cell">
      <style:table-cell-properties fo:padding="0.3cm" fo:border="none"/>
    </style:style>
    <style:style style:name="Tableau3.A2" style:family="table-cell">
      <style:table-cell-properties fo:background-color="#e6e6e6" fo:padding="0.3cm" fo:border="none">
        <style:background-image/>
      </style:table-cell-properties>
    </style:style>
    <style:style style:name="Tableau3.B2" style:family="table-cell">
      <style:table-cell-properties fo:padding="0.3cm" fo:border="none"/>
    </style:style>
    <style:style style:name="Tableau3.C2" style:family="table-cell">
      <style:table-cell-properties fo:padding="0.3cm" fo:border="0.05pt solid #000000"/>
    </style:style>
    <style:style style:name="Tableau1" style:family="table">
      <style:table-properties style:width="19.001cm" style:rel-width="100%" fo:margin-left="0cm" table:align="left"/>
    </style:style>
    <style:style style:name="Tableau1.A" style:family="table-column">
      <style:table-column-properties style:column-width="2.718cm" style:rel-column-width="1541*"/>
    </style:style>
    <style:style style:name="Tableau1.B" style:family="table-column">
      <style:table-column-properties style:column-width="12.98cm" style:rel-column-width="7359*"/>
    </style:style>
    <style:style style:name="Tableau1.C" style:family="table-column">
      <style:table-column-properties style:column-width="3.302cm" style:rel-column-width="1872*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style:font-name-asian="WenQuanYi Micro Hei1" style:font-size-asian="10pt" style:font-weight-asian="bold" style:font-name-complex="Lohit Hindi2" style:font-size-complex="10pt" style:font-weight-complex="bold"/>
    </style:style>
    <style:style style:name="P2" style:family="paragraph" style:parent-style-name="Table_20_Contents">
      <style:text-properties fo:color="#000000" style:font-name="Liberation Sans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3" style:family="paragraph" style:parent-style-name="Table_20_Contents"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  <style:text-properties style:font-name="Liberation Sans1" fo:font-size="6pt" fo:font-weight="normal" style:font-name-asian="WenQuanYi Micro Hei1" style:font-size-asian="5.25pt" style:font-weight-asian="normal" style:font-name-complex="Lohit Hindi2" style:font-size-complex="6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026156" style:font-name-asian="WenQuanYi Micro Hei1" style:font-size-asian="10pt" style:font-weight-asian="normal" style:font-name-complex="Lohit Hindi2" style:font-size-complex="10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rsid="0036dac5" officeooo:paragraph-rsid="00026156" style:font-name-asian="WenQuanYi Micro Hei1" style:font-size-asian="10pt" style:font-weight-asian="normal" style:font-name-complex="Lohit Hindi2" style:font-size-complex="10pt" style:font-weight-complex="normal"/>
    </style:style>
    <style:style style:name="P9" style:family="paragraph" style:parent-style-name="Table_20_Contents">
      <style:text-properties style:font-name="Liberation Sans" fo:font-size="9pt" style:font-name-asian="WenQuanYi Micro Hei1" style:font-size-asian="9pt" style:font-name-complex="Lohit Hindi2" style:font-size-complex="9pt"/>
    </style:style>
    <style:style style:name="P10" style:family="paragraph" style:parent-style-name="Table_20_Contents">
      <style:text-properties style:font-name="Liberation Sans" fo:font-size="8pt" style:font-name-asian="WenQuanYi Micro Hei1" style:font-size-asian="8pt" style:font-name-complex="Lohit Hindi2" style:font-size-complex="8pt"/>
    </style:style>
    <style:style style:name="P11" style:family="paragraph" style:parent-style-name="Table_20_Contents">
      <style:text-properties style:font-name="Liberation Sans" fo:font-size="10pt" style:font-name-asian="WenQuanYi Micro Hei1" style:font-size-asian="10pt" style:font-name-complex="Lohit Hindi2" style:font-size-complex="10pt"/>
    </style:style>
    <style:style style:name="P12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14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P15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color="#000000" style:font-name="Liberation Sans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color="#000000" style:font-name="Liberation Sans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style:font-name="Liberation Sans" fo:font-size="10pt" officeooo:paragraph-rsid="00101995" style:font-size-asian="10pt" style:font-size-complex="10pt"/>
    </style:style>
    <style:style style:name="P19" style:family="paragraph" style:parent-style-name="Preformatted_20_Text">
      <style:text-properties style:font-name="Liberation Sans" fo:font-size="10pt" officeooo:paragraph-rsid="00101995" style:font-size-asian="8.75pt" style:font-size-complex="10pt"/>
    </style:style>
    <style:style style:name="P20" style:family="paragraph" style:parent-style-name="Standard">
      <style:text-properties style:font-name="Liberation Sans" fo:font-size="6pt" fo:font-weight="bold" style:font-size-asian="5.25pt" style:font-weight-asian="bold" style:font-size-complex="6pt" style:font-weight-complex="bold"/>
    </style:style>
    <style:style style:name="P21" style:family="paragraph" style:parent-style-name="Standard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Liberation Sans" fo:font-size="10pt" fo:font-weight="normal" officeooo:rsid="00101995" officeooo:paragraph-rsid="00101995" style:font-size-asian="10pt" style:font-weight-asian="normal" style:font-size-complex="10pt" style:font-weight-complex="normal"/>
    </style:style>
    <style:style style:name="P23" style:family="paragraph" style:parent-style-name="Preformatted_20_Text">
      <style:paragraph-properties fo:padding="0.049cm" fo:border="0.06pt solid #000000" style:shadow="none"/>
      <style:text-properties style:font-name="Liberation Sans" fo:font-size="10pt" officeooo:paragraph-rsid="00101995" style:font-size-asian="10pt" style:font-size-complex="10pt"/>
    </style:style>
    <style:style style:name="P24" style:family="paragraph" style:parent-style-name="Table_20_Contents"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25" style:family="paragraph" style:parent-style-name="Table_20_Contents">
      <style:text-properties fo:color="#000000" style:font-name="Liberation Sans" fo:font-size="10pt" officeooo:paragraph-rsid="001ccc63" style:font-name-asian="WenQuanYi Micro Hei1" style:font-size-asian="10pt" style:font-name-complex="Lohit Hindi2" style:font-size-complex="10pt"/>
    </style:style>
    <style:style style:name="T1" style:family="text">
      <style:text-properties officeooo:rsid="000367e6"/>
    </style:style>
    <style:style style:name="T2" style:family="text">
      <style:text-properties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T3" style:family="text">
      <style:text-properties style:font-name="Liberation Sans1" fo:font-size="10pt" fo:font-weight="normal" officeooo:rsid="0009ee0f" style:font-name-asian="WenQuanYi Micro Hei1" style:font-size-asian="10pt" style:font-weight-asian="normal" style:font-name-complex="Lohit Hindi2" style:font-size-complex="10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6pt" officeooo:rsid="00175df1" style:font-size-asian="6pt" style:font-size-complex="6pt"/>
    </style:style>
    <style:style style:name="T6" style:family="text">
      <style:text-properties fo:font-size="7pt" style:font-size-complex="7pt"/>
    </style:style>
    <style:style style:name="T7" style:family="text">
      <style:text-properties officeooo:rsid="0006997a"/>
    </style:style>
    <style:style style:name="T8" style:family="text">
      <style:text-properties officeooo:rsid="0016e3b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3">[langs.trans(BillFrom);onformat=decode;strconv=no] :</text:p>
          </table:table-cell>
          <table:table-cell table:style-name="Tableau3.B1" office:value-type="string">
            <text:p text:style-name="P9"/>
          </table:table-cell>
          <table:table-cell table:style-name="Tableau3.C1" office:value-type="string">
            <text:p text:style-name="P10"><text:span text:style-name="T7">[langs.trans(DeliveryAddress);onformat=decode;strconv=no]</text:span> :</text:p>
          </table:table-cell>
        </table:table-row>
        <table:table-row>
          <table:table-cell table:style-name="Tableau3.A2" office:value-type="string">
            <text:p text:style-name="P16">[mysoc.nom]</text:p>
            <text:p text:style-name="P17">[mysoc.address]</text:p>
            <text:p text:style-name="P17">[mysoc.zip] [mysoc.town]</text:p>
            <text:p text:style-name="P17">[mysoc.country]</text:p>
            <text:p text:style-name="P17"/>
            <text:p text:style-name="P17">[langs.trans(PhoneNumber);onformat=decode;strconv=no] : [mysoc.phone]</text:p>
            <text:p text:style-name="P17">[langs.trans(Fax);onformat=decode;strconv=no] : [mysoc.fax]</text:p>
            <text:p text:style-name="P17">[langs.trans(Email);onformat=decode;strconv=no] : [mysoc.email]</text:p>
            <text:p text:style-name="P17">[langs.trans(Web);onformat=decode;strconv=no] : [mysoc.url]</text:p>
          </table:table-cell>
          <table:table-cell table:style-name="Tableau3.B2" office:value-type="string">
            <text:p text:style-name="P11"/>
          </table:table-cell>
          <table:table-cell table:style-name="Tableau3.C2" office:value-type="string">
            <text:p text:style-name="P2">[societe.name]</text:p>
            <text:p text:style-name="P3">[contact.SHIPPING.civility;noerr] [contact.SHIPPING.firstname;noerr] [contact.SHIPPING.lastname;magnet=text:p;noerr]</text:p>
            <text:p text:style-name="P3">[societe.address]</text:p>
            <text:p text:style-name="P3">[societe.zip] [societe.town]</text:p>
            <text:p text:style-name="P17">[societe.country]</text:p>
          </table:table-cell>
        </table:table-row>
      </table:table>
      <text:p text:style-name="P19"/>
      <text:p text:style-name="P23">[doc.note_public;magnet=text:p]</text:p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[langs.trans(Reference);onformat=decode;strconv=no]</text:p>
          </table:table-cell>
          <table:table-cell table:style-name="Tableau1.A1" office:value-type="string">
            <text:p text:style-name="P4">[langs.trans(Designation);onformat=decode;strconv=no]</text:p>
          </table:table-cell>
          <table:table-cell table:style-name="Tableau1.C1" office:value-type="string">
            <text:p text:style-name="P4">[langs.trans(Qty);onformat=decode;strconv=no]</text:p>
          </table:table-cell>
        </table:table-row>
        <table:table-row>
          <table:table-cell table:style-name="Tableau1.A2" office:value-type="string">
            <text:p text:style-name="P3">[tab.product_ref;when [tab.product_type]!=9;block=table:table-row]</text:p>
          </table:table-cell>
          <table:table-cell table:style-name="Tableau1.B2" office:value-type="string">
            <text:p text:style-name="P3">[tab.product_label]</text:p>
            <text:p text:style-name="P3">[tab.desc]</text:p>
          </table:table-cell>
          <table:table-cell table:style-name="Tableau1.C2" office:value-type="string">
            <text:p text:style-name="P4">[tab.<text:span text:style-name="T8">qty_shipped</text:span>]</text:p>
          </table:table-cell>
        </table:table-row>
      </table:table>
      <text:p text:style-name="P21"/>
      <text:p text:style-name="P22">[langs.trans(Carrier);onformat=decode;strconv=no] : [dispatch.shipping_method_label;magnet=text:p]</text:p>
      <text:p text:style-name="P22">[langs.trans(TrackingNumber);onformat=decode;strconv=no] : [dispatch.tracking_number;magnet=text:p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Sans1" fo:font-family="'Liberation Sans'" style:font-family-generic="swiss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style:font-name-asian="WenQuanYi Micro Hei1" style:font-size-asian="10pt" style:font-weight-asian="bold" style:font-name-complex="Lohit Hindi2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end" style:justify-single-word="false"/>
      <style:text-properties style:font-name="Liberation Sans1" fo:font-size="6pt" fo:font-weight="normal" style:font-name-asian="WenQuanYi Micro Hei1" style:font-size-asian="5.25pt" style:font-weight-asian="normal" style:font-name-complex="Lohit Hindi2" style:font-size-complex="6pt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026156" style:font-name-asian="WenQuanYi Micro Hei1" style:font-size-asian="10pt" style:font-weight-asian="normal" style:font-name-complex="Lohit Hindi2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rsid="0036dac5" officeooo:paragraph-rsid="00026156" style:font-name-asian="WenQuanYi Micro Hei1" style:font-size-asian="10pt" style:font-weight-asian="normal" style:font-name-complex="Lohit Hindi2" style:font-size-complex="10pt" style:font-weight-complex="normal"/>
    </style:style>
    <style:style style:name="MP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MP7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MP8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MT1" style:family="text">
      <style:text-properties officeooo:rsid="000367e6"/>
    </style:style>
    <style:style style:name="MT2" style:family="text">
      <style:text-properties style:font-name="Liberation Sans1" fo:font-size="10pt" fo:font-weight="normal" officeooo:rsid="0009ee0f" style:font-name-asian="WenQuanYi Micro Hei1" style:font-size-asian="10pt" style:font-weight-asian="normal" style:font-name-complex="Lohit Hindi2" style:font-size-complex="10pt" style:font-weight-complex="normal"/>
    </style:style>
    <style:style style:name="MT3" style:family="text">
      <style:text-properties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6pt" officeooo:rsid="00175df1" style:font-size-asian="6pt" style:font-size-complex="6pt"/>
    </style:style>
    <style:style style:name="MT6" style:family="text">
      <style:text-properties fo:font-size="7pt" style:font-size-complex="7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0.074cm" svg:y="0.004cm" svg:width="7.938cm" svg:height="2.117cm" draw:z-index="0"><draw:image xlink:href="Pictures/100000000000012C000000502186245C.jpg" xlink:type="simple" xlink:show="embed" xlink:actuate="onLoad"/></draw:frame>[langs.trans(Delivery);onformat=decode;strconv=no] <text:span text:style-name="MT1">[dispatch.ref]</text:span></text:p>
        <text:p text:style-name="MP2"><text:span text:style-name="MT2">[langs.trans(DeliveryDate);onformat=decode;strconv=no]</text:span><text:span text:style-name="MT3"> : </text:span><text:span text:style-name="MT4">[dispatch.date_delivery;frm=dd/mm/yyyy;onformat=decode;strconv=no]</text:span></text:p>
        <text:p text:style-name="MP3"/>
        <text:p text:style-name="MP4">[langs.trans(Order);onformat=decode;strconv=no] : [doc.ref;magnet=text:p]</text:p>
        <text:p text:style-name="MP5">[langs.trans(RefCustomer);onformat=decode;strconv=no] : [doc.ref_client]</text:p>
        <text:p text:style-name="MP4">[langs.trans(OrderDate);onformat=decode;strconv=no] : [doc.date_commande_fr;magnet=text:p]</text:p>
        <text:p text:style-name="Table_20_Contents">[onshow.mysoc.logo;ope=changepic;from='[val]']</text:p>
      </style:header>
      <style:footer>
        <text:p text:style-name="MP6">[onshow.mysoc.address_nobr;strconv=no] – [onshow.mysoc.zip] [onshow.mysoc.town] – [onshow.mysoc.country]</text:p>
        <text:p text:style-name="MP6">[langs.trans(PhoneNumber);onformat=decode;strconv=no] : [onshow.mysoc.phone] – [langs.trans(Fax);onformat=decode;strconv=no] : [onshow.mysoc.fax]</text:p>
        <text:p text:style-name="MP7">[onshow.mysoc.email] – [onshow.mysoc.url]</text:p>
        <text:p text:style-name="MP8"><text:s/><text:span text:style-name="MT5">[onshow..mysoc.forme_juridique]</text:span><text:span text:style-name="MT6"> au capital de [onshow.mysoc.capital] € – [onshow.mysoc.idprof4] – SIRET [onshow.mysoc.idprof2] – [langs.trans(VATIntra);onformat=decode;strconv=no] : [onshow.mysoc.tva_intra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3-10-22T17:57:39</meta:creation-date>
    <dc:date>2015-11-25T12:10:40.012466459</dc:date>
    <meta:editing-duration>PT54M24S</meta:editing-duration>
    <meta:editing-cycles>50</meta:editing-cycles>
    <meta:generator>LibreOffice/4.4.6.3$Linux_X86_64 LibreOffice_project/40m0$Build-3</meta:generator>
    <meta:document-statistic meta:table-count="2" meta:image-count="1" meta:object-count="0" meta:page-count="1" meta:paragraph-count="35" meta:word-count="83" meta:character-count="2073" meta:non-whitespace-character-count="2017"/>
  </office:meta>
</office:document-meta>
</file>